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paragraph-rsid="00129c89"/>
    </style:style>
    <style:style style:name="P2" style:family="paragraph" style:parent-style-name="Standard">
      <style:paragraph-properties fo:break-before="page"/>
      <style:text-properties officeooo:paragraph-rsid="00129c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IG. 1 — System Architecture (RMT) </text:p>
      <text:p text:style-name="Standard">+---------------------+ <text:s text:c="5"/>+--------------------+<text:line-break/>| <text:s/>Graph Store (100) <text:s/>| ---&gt; | <text:s/>Closure Engine <text:s text:c="3"/>| (110)<text:line-break/>+---------------------+ <text:s text:c="5"/>+----------+---------+<text:line-break/> <text:s text:c="39"/>|<text:line-break/> <text:s text:c="29"/>+---------v---------+<text:line-break/> <text:s text:c="29"/>| <text:s/>DAG Checker <text:s text:c="5"/>| (120)<text:line-break/> <text:s text:c="29"/>+---------+---------+<text:line-break/> <text:s text:c="39"/>|<text:line-break/> <text:s text:c="29"/>+---------v---------+<text:line-break/> <text:s text:c="29"/>| <text:s/>SMM Builder <text:s text:c="5"/>| (130)<text:line-break/> <text:s text:c="29"/>| (Sparse Merkle) <text:s text:c="2"/>|<text:line-break/> <text:s text:c="29"/>+---------+---------+<text:line-break/> <text:s text:c="39"/>|<text:line-break/> <text:s text:c="29"/>+---------v---------+<text:line-break/> <text:s text:c="29"/>| Closure Root <text:s text:c="5"/>| (140)<text:line-break/> <text:s text:c="29"/>| <text:s/>SMT_root_A^i <text:s text:c="4"/>|<text:line-break/> <text:s text:c="29"/>+---------+---------+<text:line-break/> <text:s text:c="39"/>|<text:line-break/> <text:s text:c="29"/>+---------v---------+<text:line-break/> <text:s text:c="29"/>| Closure Header <text:s text:c="3"/>| (150)<text:line-break/> <text:s text:c="29"/>| <text:s text:c="2"/>CH_A^i <text:s text:c="9"/>|<text:line-break/> <text:s text:c="29"/>+---------+---------+<text:line-break/> <text:s text:c="39"/>|<text:line-break/> <text:s text:c="29"/>+---------v---------+<text:line-break/> <text:s text:c="9"/>+-----------------&gt; | Epoch Accumulator | (160)<text:line-break/> <text:s text:c="9"/>| <text:s text:c="18"/>+---------+---------+<text:line-break/> <text:s text:c="9"/>| <text:s text:c="28"/>|<text:line-break/> <text:s text:c="9"/>| <text:s text:c="18"/>+---------v---------+<text:line-break/> <text:s text:c="9"/>| <text:s text:c="18"/>| Cumulative Chain <text:s/>| (170)<text:line-break/> <text:s text:c="9"/>| <text:s text:c="18"/>+---------+---------+<text:line-break/> <text:s text:c="9"/>| <text:s text:c="28"/>|<text:line-break/> <text:s text:c="9"/>| <text:s text:c="18"/>+---------v---------+<text:line-break/> <text:s text:c="9"/>| <text:s text:c="18"/>| Anchor Interface <text:s/>| (180)<text:line-break/> <text:s text:c="9"/>| <text:s text:c="18"/>+-------------------+<text:line-break/> <text:s text:c="9"/>|<text:line-break/>+---------v---------+ <text:s text:c="5"/>+---------------------+<text:line-break/>| <text:s/>Receipt Store <text:s text:c="3"/>| <text:s text:c="5"/>| <text:s/>Verification <text:s text:c="6"/>|<text:line-break/>| <text:s text:c="2"/>(190, 300) <text:s text:c="5"/>| <text:s text:c="5"/>| <text:s/>Module (verifier) <text:s/>| (—)<text:line-break/>+-------------------+ <text:s text:c="5"/>+---------------------+<text:line-break/></text:p>
      <text:p text:style-name="Standard">FIG. 2 — Closure Construction (per epoch <text:span text:style-name="Emphasis">i</text:span>) </text:p>
      <text:p text:style-name="P1">[A_id] --&gt; Traverse (110) -&gt; Check DAG (120) -&gt; Build SMM (130)<text:line-break/> <text:s text:c="12"/>| <text:s text:c="32"/><text:tab/><text:tab/> <text:s/>|<text:line-break/> <text:s text:c="12"/>v <text:s text:c="44"/>v<text:line-break/> <text:s text:c="7"/>Desc_i(A) <text:s text:c="24"/>SMT_root_A^i (140)<text:line-break/> <text:s text:c="19"/>-&gt; Closure Header CH_A^i (150)<text:line-break/> <text:s text:c="19"/>-&gt; Include in Epoch Accumulator (160) -&gt; Chain (170) -&gt; Anchor (180)</text:p>
      <text:p text:style-name="P1">FIG. 3 — Non-Reachability Receipt (A ⇏ B) </text:p>
      <text:p text:style-name="P1"><text:soft-page-break/>+---------------------------------------------------+<text:line-break/>| Non-Reachability Receipt (300) <text:s text:c="17"/>|<text:line-break/>+---------------------------------------------------+<text:line-break/>| Source: A_id (200) <text:s text:c="4"/>Epoch: i <text:s text:c="19"/>|<text:line-break/>| Target: B_id (210) <text:s text:c="39"/>|<text:line-break/>+----------------------------------------------------+<text:line-break/>| Closure Header (150): CH_A^i <text:s text:c="19"/>|<text:line-break/>| Closure Root <text:s text:c="2"/>(140): SMT_root_A^i <text:s text:c="10"/>|<text:line-break/>+----------------------------------------------------+<text:line-break/>| Sparse-Merkle Non-Membership Proof (220): π⊥ for H(B_id)=⊥ |<text:line-break/>+----------------------------------------------------+<text:line-break/>| Accumulator Inclusion Proof (240): π_acc -&gt; Epoch Root (230) |<text:line-break/>+----------------------------------------------------+<text:line-break/>| Chain/Anchor Proof (250): link to cumulative chain (170) and anchors (180) |<text:line-break/>+----------------------------------------------------+<text:line-break/>| [Optional] Valid-Edge Root (260), Invalid-Edge Root (270), Tombstone (280) |<text:line-break/>| [Optional] Policy Hash (290) <text:s text:c="46"/>|<text:line-break/>+----------------------------------------------------+<text:line-break/><text:line-break/>FIG. 4 — Verifier Flow (absence check) </text:p>
      <text:p text:style-name="P1">Receipt (300)<text:line-break/> <text:s text:c="2"/>|<text:line-break/> <text:s text:c="2"/>v<text:line-break/>[1] Verify CH_A^i binds (A_id, i, SMT_root_A^i) <text:s text:c="5"/>(150)<text:line-break/>[2] Verify π⊥ under SMT_root_A^i for H(B_id)=⊥ <text:s text:c="6"/>(220,140)<text:line-break/>[3] Verify CH_A^i ∈ Epoch Accumulator via π_acc <text:s text:c="5"/>(240,230,160)<text:line-break/>[4] Verify chain/anchor for epoch i <text:s text:c="32"/>(170,180)<text:line-break/>[5] [If present] check edge/tombstone witnesses <text:s text:c="11"/>(260,270,280,290)<text:line-break/> <text:s text:c="2"/>|<text:line-break/>ACCEPT: no valid path A→B at epoch i<text:line-break/></text:p>
      <text:p text:style-name="P1">FIG. 5 — Dual-Set Edge Model (valid + tombstones) </text:p>
      <text:p text:style-name="P1"><text:s text:c="9"/>Epoch i<text:line-break/>+-----------------------+ <text:s text:c="3"/>+-----------------------+<text:line-break/>| <text:s/>Valid Edges Set <text:s text:c="5"/>| <text:s text:c="3"/>| <text:s/>Invalid/Tombstones <text:s text:c="2"/>|<text:line-break/>| <text:s text:c="2"/>Root R_V^i (260) <text:s text:c="3"/>| <text:s text:c="3"/>| <text:s text:c="2"/>Root R_I^i (270) <text:s text:c="3"/>|<text:line-break/>+-----------+-----------+ <text:s text:c="3"/>+-----------+-----------+<text:line-break/> <text:s text:c="11"/>| <text:s text:c="44"/>|<text:line-break/> <text:s text:c="4"/>proof(edge_id) <text:s text:c="16"/>proof(edge_id)<text:line-break/> <text:s text:c="11"/>| <text:s text:c="43"/>|<text:line-break/> <text:s text:c="6"/>Edge header <text:s text:c="16"/>Tombstone record<text:line-break/> <text:s text:c="4"/>(interval, src,dst) <text:s text:c="8"/>(status, reason, policy_hash, rev_epoch)<text:line-break/></text:p>
      <text:p text:style-name="P1"/>
      <text:p text:style-name="P2">FIG. 6 — Interval/Versioned-Edge Alternative </text:p>
      <text:p text:style-name="P1">edge_id -&gt; header{src,dst, epoch_start, epoch_end, rev_nonce}<text:line-break/> <text:s/>|<text:line-break/> <text:s/>+--&gt; Membership in R_V^i implies validity if epoch_start ≤ i &lt; epoch_end<text:line-break/> <text:s/>|<text:line-break/> <text:s/>+--&gt; Revocation: update header with epoch_end = i (new version)<text:line-break/> <text:s/>|<text:line-break/>Verifier proves invalidity at epoch i by:<text:line-break/> <text:s/>- non-membership in R_V^i, OR<text:line-break/> <text:s/>- membership with interval not covering i<text:line-break/>[Optional] revocation receipt attached</text:p>
      <text:p text:style-name="P1"/>
      <text:p text:style-name="P1">FIG. 7 — Batch Non-Reachability (multiproof) </text:p>
      <text:p text:style-name="P1"><text:line-break/>Same (A_id, i), targets {B1,B2,...,Bm}<text:line-break/> <text:s text:c="2"/>One CH_A^i (150), one π_acc (240), one chain proof (250)<text:line-break/> <text:s text:c="2"/>Sparse-Merkle multiproof (310) covers {H(Bj)} under SMT_root_A^i (140)<text:line-break/>Verifier checks: π_multi -&gt; all H(Bj)=⊥ + shared inclusion/chain<text:line-break/></text:p>
      <text:p text:style-name="P1">FIG. 8 — Accumulator → Chain → Anchors </text:p>
      <text:p text:style-name="P1">[Closure Headers ...] -&gt; Epoch Accumulator Root (230)<text:line-break/> <text:s text:c="10"/>| <text:s text:c="44"/>|<text:line-break/> <text:s text:c="10"/>+------------------&gt; Cumulative Chain (170) -&gt; Anchors (180)<text:line-break/> <text:s text:c="60"/>|<text:line-break/> <text:s text:c="51"/>Public Audit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" style:font-family-complex="'Arial Unicode MS'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0T18:43:21.452735400</meta:creation-date>
    <dc:date>2025-09-20T18:50:20.796803800</dc:date>
    <meta:editing-duration>PT6M59S</meta:editing-duration>
    <meta:editing-cycles>1</meta:editing-cycles>
    <meta:document-statistic meta:table-count="0" meta:image-count="0" meta:object-count="0" meta:page-count="3" meta:paragraph-count="15" meta:word-count="540" meta:character-count="5623" meta:non-whitespace-character-count="3256"/>
    <meta:generator>LibreOffice/25.8.1.1$Windows_X86_64 LibreOffice_project/54047653041915e595ad4e45cccea684809c77b5</meta:generator>
  </office:meta>
</office:document-meta>
</file>